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eb7c5" officeooo:paragraph-rsid="000eb7c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b7c5" officeooo:paragraph-rsid="000eb7c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b7c5" officeooo:paragraph-rsid="000eb7c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b7c5" officeooo:paragraph-rsid="00102f4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b7c5" officeooo:paragraph-rsid="0010f15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2f4f" officeooo:paragraph-rsid="00102f4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f158" officeooo:paragraph-rsid="0010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7c3d" officeooo:paragraph-rsid="00117c3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3a86" officeooo:paragraph-rsid="00133a8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officeooo:rsid="000eb7c5" officeooo:paragraph-rsid="000eb7c5" style:font-size-asian="10.5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eb7c5" officeooo:paragraph-rsid="000eb7c5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ff3333" fo:font-size="12pt" officeooo:rsid="00150b36" officeooo:paragraph-rsid="00150b3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02f4f" officeooo:paragraph-rsid="000eb7c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17c3d" officeooo:paragraph-rsid="00117c3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3333" style:font-name="Liberation Serif" fo:font-size="12pt" fo:font-weight="normal" officeooo:rsid="00150b36" officeooo:paragraph-rsid="00150b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150b36" officeooo:paragraph-rsid="00150b3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officeooo:rsid="00133a86" officeooo:paragraph-rsid="00133a8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6162d" officeooo:paragraph-rsid="0016162d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0eb7c5" officeooo:paragraph-rsid="000eb7c5" style:font-size-asian="10.5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33a86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bold" officeooo:rsid="0010f158" style:font-weight-asian="bold" style:font-weight-complex="bold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10f158" style:font-weight-asian="normal" style:font-weight-complex="normal"/>
    </style:style>
    <style:style style:name="T8" style:family="text">
      <style:text-properties style:font-name="Liberation Serif" fo:font-weight="normal" officeooo:rsid="00133a86" style:font-weight-asian="normal" style:font-weight-complex="normal"/>
    </style:style>
    <style:style style:name="T9" style:family="text">
      <style:text-properties style:font-name="Liberation Serif" officeooo:rsid="00102f4f"/>
    </style:style>
    <style:style style:name="T10" style:family="text">
      <style:text-properties style:font-name="Liberation Serif" fo:font-style="italic" officeooo:rsid="00102f4f" style:font-style-asian="italic" style:font-style-complex="italic"/>
    </style:style>
    <style:style style:name="T1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erif" fo:font-style="italic" fo:font-weight="bold" officeooo:rsid="00102f4f" style:font-style-asian="italic" style:font-weight-asian="bold" style:font-style-complex="italic" style:font-weight-complex="bold"/>
    </style:style>
    <style:style style:name="T13" style:family="text">
      <style:text-properties style:font-name="Liberation Serif" fo:font-style="italic" fo:font-weight="normal" officeooo:rsid="00102f4f" style:font-style-asian="italic" style:font-weight-asian="normal" style:font-style-complex="italic" style:font-weight-complex="normal"/>
    </style:style>
    <style:style style:name="T14" style:family="text">
      <style:text-properties style:font-name="Liberation Serif" fo:font-style="italic" fo:font-weight="normal" officeooo:rsid="00133a86" style:font-style-asian="italic" style:font-weight-asian="normal" style:font-style-complex="italic" style:font-weight-complex="normal"/>
    </style:style>
    <style:style style:name="T15" style:family="text">
      <style:text-properties style:font-name="Liberation Serif" officeooo:rsid="0010f158"/>
    </style:style>
    <style:style style:name="T16" style:family="text">
      <style:text-properties style:font-name="Liberation Serif" officeooo:rsid="00117c3d"/>
    </style:style>
    <style:style style:name="T17" style:family="text">
      <style:text-properties style:font-name="Liberation Serif" officeooo:rsid="00133a86"/>
    </style:style>
    <style:style style:name="T18" style:family="text">
      <style:text-properties fo:color="#ff420e" style:font-name="Liberation Serif"/>
    </style:style>
    <style:style style:name="T19" style:family="text">
      <style:text-properties fo:color="#ff420e" style:font-name="Liberation Serif" fo:font-weight="bold" style:font-weight-asian="bold" style:font-weight-complex="bold"/>
    </style:style>
    <style:style style:name="T20" style:family="text">
      <style:text-properties fo:color="#ff420e" style:font-name="Liberation Serif" fo:font-weight="bold" officeooo:rsid="00102f4f" style:font-weight-asian="bold" style:font-weight-complex="bold"/>
    </style:style>
    <style:style style:name="T21" style:family="text">
      <style:text-properties fo:color="#ff420e" style:font-name="Liberation Serif" fo:font-weight="bold" officeooo:rsid="0010f158" style:font-weight-asian="bold" style:font-weight-complex="bold"/>
    </style:style>
    <style:style style:name="T22" style:family="text">
      <style:text-properties fo:color="#ff420e" style:font-name="Liberation Serif" officeooo:rsid="0010f158"/>
    </style:style>
    <style:style style:name="T23" style:family="text">
      <style:text-properties fo:color="#3333ff" style:font-name="Liberation Serif" officeooo:rsid="0010f158"/>
    </style:style>
    <style:style style:name="T24" style:family="text">
      <style:text-properties fo:color="#0000ff" style:font-name="Liberation Serif"/>
    </style:style>
    <style:style style:name="T25" style:family="text">
      <style:text-properties fo:color="#0000ff" style:font-name="Liberation Serif" fo:font-weight="normal" style:font-weight-asian="normal" style:font-weight-complex="normal"/>
    </style:style>
    <style:style style:name="T26" style:family="text">
      <style:text-properties fo:color="#dd4814" style:font-name="Liberation Serif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QUES PR<text:span text:style-name="T1">É</text:span><text:span text:style-name="T3">CISIONS sur le LEXIQUE ARDUINO</text:span></text:p>
      <text:p text:style-name="P2"/>
      <text:p text:style-name="P3"><text:span text:style-name="T3">Avant de décortiquer le programme simple « Blink » :</text:span></text:p>
      <text:p text:style-name="P3"/>
      <text:p text:style-name="P3"><text:span text:style-name="T3">- </text:span><text:span text:style-name="T4">La broche</text:span><text:span text:style-name="T3"> ( PIN ) :</text:span></text:p>
      <text:p text:style-name="P3"/>
      <text:p text:style-name="P3"><text:span text:style-name="T3">1- Le signal qu'elle reçoit peut prendre 2 valeurs </text:span><text:span text:style-name="T4">HIGH</text:span><text:span text:style-name="T3"> ( haut 5v par ex ) ou </text:span><text:span text:style-name="T4">LOW</text:span><text:span text:style-name="T3"> ( bas 0v ).</text:span></text:p>
      <text:p text:style-name="P3"/>
      <text:p text:style-name="P3"><text:span text:style-name="T3">2- Elle peut être affectée de 2 états ( mode ) soit </text:span><text:span text:style-name="T4">INPUT</text:span><text:span text:style-name="T6"> ( entrée ) soit </text:span><text:span text:style-name="T4">OUTPUT</text:span><text:span text:style-name="T6"> ( sortie ),</text:span></text:p>
      <text:p text:style-name="P3"><text:span text:style-name="T6"><text:tab/>INPUT, <text:tab/>elle va </text:span><text:span text:style-name="T4">recevoir</text:span><text:span text:style-name="T6"> un signal venant d'un capteur, bouton poussoir ....</text:span></text:p>
      <text:p text:style-name="P3"><text:span text:style-name="T6"><text:tab/>OUTPUT, <text:tab/>elle va </text:span><text:span text:style-name="T4">émettre</text:span><text:span text:style-name="T6"> un signal vers un récepteur ( alarme sonore, servo moteur, </text:span><text:span text:style-name="T8">LED</text:span><text:span text:style-name="T6">…).</text:span></text:p>
      <text:p text:style-name="P3"/>
      <text:p text:style-name="P3"><text:span text:style-name="T3">- </text:span><text:span text:style-name="T4">Le programme</text:span><text:span text:style-name="T3"> ( sketch ) « Blink » :</text:span></text:p>
      <text:p text:style-name="P3"/>
      <text:p text:style-name="P5"><text:span text:style-name="T3">// Clignotement d'une LED d</text:span><text:span text:style-name="T9">e</text:span><text:span text:style-name="T3"> façon automatique <text:tab/></text:span><text:span text:style-name="T10">Tout programme comprend une </text:span><text:span text:style-name="T12">partie active</text:span><text:span text:style-name="T13"> interprétée par le <text:tab/><text:tab/><text:tab/><text:tab/><text:tab/><text:tab/><text:tab/>logiciel et une </text:span><text:span text:style-name="T12">partie de commentaires. </text:span><text:span text:style-name="T13">Celle-ci est nécessaire <text:tab/><text:tab/><text:tab/><text:tab/><text:tab/><text:tab/><text:tab/>pour la compréhension du programme si on a à le reprendre <text:tab/><text:tab/><text:tab/><text:tab/><text:tab/><text:tab/><text:tab/>par la suite. Comme cette partie est <text:tab/>incompréhensible par le <text:tab/><text:tab/><text:tab/><text:tab/><text:tab/><text:tab/><text:tab/>logiciel on doit la faire précéder de // ( </text:span><text:span text:style-name="T14">1</text:span><text:span text:style-name="T13"> ligne </text:span><text:span text:style-name="T14">ou 2</text:span><text:span text:style-name="T13">) ou entre</text:span></text:p>
      <text:p text:style-name="P5"><text:span text:style-name="T13"><text:tab/><text:tab/><text:tab/><text:tab/><text:tab/><text:tab/><text:tab/>*/…/* s'il y a plus </text:span><text:span text:style-name="T14">de 2</text:span><text:span text:style-name="T13"> lignes.</text:span></text:p>
      <text:p text:style-name="P11"/>
      <text:p text:style-name="P13">// Déclaration des constantes et variables globales</text:p>
      <text:p text:style-name="P10"/>
      <text:p text:style-name="P4"><text:span text:style-name="T18">int</text:span><text:span text:style-name="T3"> led = 13 ; <text:s text:c="13"/>// </text:span><text:span text:style-name="T9">La variable LED est un entier (</text:span><text:span text:style-name="T20"> int</text:span><text:span text:style-name="T9"> ) et l'anode ( + ) </text:span><text:span text:style-name="T17">de la LED </text:span><text:span text:style-name="T9">est raccordée à la broche 13</text:span></text:p>
      <text:p text:style-name="P4"/>
      <text:p text:style-name="P6"><text:span text:style-name="T18">void</text:span><text:span text:style-name="T3"> </text:span><text:span text:style-name="T19">setup</text:span><text:span text:style-name="T3"> ( ) { <text:s/><text:tab/><text:tab/>*</text:span><text:span text:style-name="T4">/ </text:span><text:span text:style-name="T5">Fonction obligatoire du programme </text:span><text:span text:style-name="T7">en langage Arduino</text:span><text:span text:style-name="T5">. </text:span><text:span text:style-name="T7">Tout ce qui se</text:span><text:span text:style-name="T5"> <text:tab/><text:tab/><text:tab/><text:tab/><text:tab/> <text:s text:c="2"/></text:span><text:span text:style-name="T7"><text:s/>trouve</text:span><text:span text:style-name="T5"> entre { }</text:span><text:span text:style-name="T15"> est pris en compte </text:span><text:span text:style-name="T5">qu'une seule fois</text:span><text:span text:style-name="T15"> au démarrage du <text:tab/><text:tab/><text:tab/><text:tab/><text:tab/><text:tab/>/* programme.</text:span></text:p>
      <text:p text:style-name="P6"/>
      <text:p text:style-name="P6"><text:span text:style-name="T22">pinMode</text:span><text:span text:style-name="T15"> (led, </text:span><text:span text:style-name="T23">OUTPUT</text:span><text:span text:style-name="T15">) ; <text:tab/>// </text:span><text:span text:style-name="T2">L'é</text:span><text:span text:style-name="T15">tat ( mode ) de la broche ( pin ) concernant la LED est en sortie</text:span></text:p>
      <text:p text:style-name="P6"/>
      <text:p text:style-name="P7"><text:span text:style-name="T15">} // </text:span><text:span text:style-name="T16">Fin de la fonction setup ( )</text:span></text:p>
      <text:p text:style-name="P4"/>
      <text:p text:style-name="P5"><text:span text:style-name="T22">void</text:span><text:span text:style-name="T15"> </text:span><text:span text:style-name="T21">loop </text:span><text:span text:style-name="T15">( ) {<text:tab/><text:tab/><text:tab/>// </text:span><text:span text:style-name="T5">Fonction obligatoire du programme </text:span><text:span text:style-name="T15">en langage Arduino. Tout ce qui se trouve </text:span></text:p>
      <text:p text:style-name="P5"><text:span text:style-name="T15"><text:tab/><text:tab/><text:tab/><text:tab/>// <text:s text:c="2"/></text:span><text:span text:style-name="T5">entre { }</text:span><text:span text:style-name="T15"> va se répéter en boucle.</text:span><text:span text:style-name="T9"><text:tab/></text:span></text:p>
      <text:p text:style-name="P5"/>
      <text:p text:style-name="P8"><text:span text:style-name="T18">digitalWrite </text:span><text:span text:style-name="T3">(led, </text:span><text:span text:style-name="T24">HIGH</text:span><text:span text:style-name="T3">) ; <text:s text:c="3"/>// Ce qui « </text:span><text:span text:style-name="T11">est écrit</text:span><text:span text:style-name="T4"> »</text:span><text:span text:style-name="T6"> sur la broche numérique 13 ( digitalWrite ) est à un niveau</text:span></text:p>
      <text:p text:style-name="P14"><text:tab/><text:tab/><text:tab/> <text:s text:c="9"/>// haut ( 5v par ex ).</text:p>
      <text:p text:style-name="P8"><text:span text:style-name="T26">delay</text:span><text:span text:style-name="T6">(1000) ;<text:tab/><text:tab/> <text:s text:c="9"/>// La LED va rester au niveau haut ( allumée )pendant 1000</text:span><text:span text:style-name="T4"> ms</text:span><text:span text:style-name="T6"> soit 1 s. </text:span></text:p>
      <text:p text:style-name="P8"/>
      <text:p text:style-name="P8"><text:span text:style-name="T26">digitalWrite</text:span><text:span text:style-name="T6"> (led, </text:span><text:span text:style-name="T25">LOW</text:span><text:span text:style-name="T6">) ; <text:s text:c="3"/>// Ce qui est « </text:span><text:span text:style-name="T11">écrit</text:span><text:span text:style-name="T6"> » sur la broche numérique 13 ( digitalWrite ) est à un niveau</text:span></text:p>
      <text:p text:style-name="P14"><text:tab/><text:tab/><text:tab/> <text:s text:c="8"/>// bas ( 0v ).</text:p>
      <text:p text:style-name="P8"><text:span text:style-name="T26">delay</text:span><text:span text:style-name="T6">(1000) ;<text:tab/><text:tab/> <text:s text:c="8"/>// La LED va rester au niveau bas ( éteinte ) pendant 1 seconde. </text:span></text:p>
      <text:p text:style-name="P8"/>
      <text:p text:style-name="P14">} <text:s/>// Fin de la fonction loop ( )</text:p>
      <text:p text:style-name="P8"/>
      <text:p text:style-name="P9"><text:span text:style-name="T4">REMARQUE</text:span><text:span text:style-name="T6"> :</text:span></text:p>
      <text:p text:style-name="P9"/>
      <text:p text:style-name="P18"><text:span text:style-name="T6">{ } Accolades « container d'instructions »</text:span></text:p>
      <text:p text:style-name="P18"/>
      <text:p text:style-name="P18"><text:span text:style-name="T6">( ) Parenthèses « container des paramètres » de la fonction. </text:span></text:p>
      <text:p text:style-name="P18"/>
      <text:p text:style-name="P18"><text:span text:style-name="T6">, <text:s text:c="2"/>Dans le container de paramètres la virgule est un séparateur de paramètres .</text:span></text:p>
      <text:p text:style-name="P18"/>
      <text:p text:style-name="P18"><text:span text:style-name="T6">; <text:s/>détermine la fin d'une instruction</text:span></text:p>
      <text:p text:style-name="P9"/>
      <text:p text:style-name="P15">Concernant les broches de la carte Arduino se référer à la page 8 du tuto de l'atelier n°2.</text:p>
      <text:p text:style-name="P12"><text:soft-page-break/></text:p>
      <text:p text:style-name="P16">=-=-=-=-=-=-=-=-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1-17T10:25:16.647033469</meta:creation-date>
    <dc:date>2019-11-17T15:23:23.758439729</dc:date>
    <dc:creator>papy56 </dc:creator>
    <meta:editing-duration>PT58M2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458" meta:character-count="2408" meta:non-whitespace-character-count="1839"/>
  </office:meta>
</office:document-meta>
</file>